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12pt" svg:height="255pt" svg:x="23.36pt" svg:y="302.6pt">
            <loext:p draw:notify-on-update-of-ranges="Sheet1.A3:Sheet1.A12 Sheet1.B3:Sheet1.B12"/>
            <draw:object xlink:href="./Object 1" xlink:type="simple" xlink:show="embed" xlink:actuate="onLoad"/>
            <draw:image xlink:href="./ObjectReplacements/Object 1" xlink:type="simple" xlink:show="embed" xlink:actuate="onLoad"/>
            <svg:title>Table 1</svg:title>
          </draw:frame>
          <draw:frame draw:z-index="1" draw:style-name="gr1" draw:text-style-name="P1" svg:width="453.12pt" svg:height="255pt" svg:x="16.75pt" svg:y="586.26pt">
            <loext:p draw:notify-on-update-of-ranges="Sheet1.A3:Sheet1.A12 Sheet1.C3:Sheet1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6.1pt" svg:y="329.5pt">
            <loext:p draw:notify-on-update-of-ranges="Sheet1.E3:Sheet1.E16 Sheet1.F3:Sheet1.F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83pt" svg:height="255.46pt" svg:x="504.99pt" svg:y="595.22pt">
            <loext:p draw:notify-on-update-of-ranges="Sheet1.E3:Sheet1.E15 Sheet1.G3:Sheet1.G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a Rate</text:p>
          </table:table-cell>
          <table:table-cell/>
          <table:table-cell office:value-type="string" calcext:value-type="string">
            <text:p>Data Unit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a Rat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88" calcext:value-type="float">
            <text:p>1.8588</text:p>
          </table:table-cell>
          <table:table-cell office:value-type="float" office:value="32198.2" calcext:value-type="float">
            <text:p>32198.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61" calcext:value-type="float">
            <text:p>3.61</text:p>
          </table:table-cell>
          <table:table-cell office:value-type="float" office:value="16576.4" calcext:value-type="float">
            <text:p>16576.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414" calcext:value-type="float">
            <text:p>2.0414</text:p>
          </table:table-cell>
          <table:table-cell office:value-type="float" office:value="30228.6" calcext:value-type="float">
            <text:p>30228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.8588" calcext:value-type="float">
            <text:p>1.8588</text:p>
          </table:table-cell>
          <table:table-cell office:value-type="float" office:value="32198.2" calcext:value-type="float">
            <text:p>32198.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388" calcext:value-type="float">
            <text:p>2.1388</text:p>
          </table:table-cell>
          <table:table-cell office:value-type="float" office:value="27982.8" calcext:value-type="float">
            <text:p>27982.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9354" calcext:value-type="float">
            <text:p>0.9354</text:p>
          </table:table-cell>
          <table:table-cell office:value-type="float" office:value="63947.8" calcext:value-type="float">
            <text:p>63947.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796" calcext:value-type="float">
            <text:p>2.796</text:p>
          </table:table-cell>
          <table:table-cell office:value-type="float" office:value="21442.2" calcext:value-type="float">
            <text:p>21442.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498" calcext:value-type="float">
            <text:p>0.498</text:p>
          </table:table-cell>
          <table:table-cell office:value-type="float" office:value="120416.8" calcext:value-type="float">
            <text:p>120416.8</text:p>
          </table:table-cell>
          <table:table-cell/>
          <table:table-cell office:value-type="float" office:value="0.6678" calcext:value-type="float">
            <text:p>0.6678</text:p>
          </table:table-cell>
          <table:table-cell office:value-type="float" office:value="89646.8" calcext:value-type="float">
            <text:p>89646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064" calcext:value-type="float">
            <text:p>3.2064</text:p>
          </table:table-cell>
          <table:table-cell office:value-type="float" office:value="18663.4" calcext:value-type="float">
            <text:p>18663.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3798" calcext:value-type="float">
            <text:p>0.3798</text:p>
          </table:table-cell>
          <table:table-cell office:value-type="float" office:value="161360.8" calcext:value-type="float">
            <text:p>161360.8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156948" calcext:value-type="float">
            <text:p>1569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32" calcext:value-type="float">
            <text:p>3.732</text:p>
          </table:table-cell>
          <table:table-cell office:value-type="float" office:value="16021.6" calcext:value-type="float">
            <text:p>16021.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2954" calcext:value-type="float">
            <text:p>0.2954</text:p>
          </table:table-cell>
          <table:table-cell office:value-type="float" office:value="204321.2" calcext:value-type="float">
            <text:p>204321.2</text:p>
          </table:table-cell>
          <table:table-cell/>
          <table:table-cell office:value-type="float" office:value="0.3234" calcext:value-type="float">
            <text:p>0.3234</text:p>
          </table:table-cell>
          <table:table-cell office:value-type="float" office:value="188322.8" calcext:value-type="float">
            <text:p>188322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3928" calcext:value-type="float">
            <text:p>4.3928</text:p>
          </table:table-cell>
          <table:table-cell office:value-type="float" office:value="13613.4" calcext:value-type="float">
            <text:p>13613.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263" calcext:value-type="float">
            <text:p>0.263</text:p>
          </table:table-cell>
          <table:table-cell office:value-type="float" office:value="228648" calcext:value-type="float">
            <text:p>228648</text:p>
          </table:table-cell>
          <table:table-cell/>
          <table:table-cell office:value-type="float" office:value="0.2884" calcext:value-type="float">
            <text:p>0.2884</text:p>
          </table:table-cell>
          <table:table-cell office:value-type="float" office:value="209320.4" calcext:value-type="float">
            <text:p>209320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47" calcext:value-type="float">
            <text:p>5.747</text:p>
          </table:table-cell>
          <table:table-cell office:value-type="float" office:value="10409.2" calcext:value-type="float">
            <text:p>10409.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626" calcext:value-type="float">
            <text:p>0.1626</text:p>
          </table:table-cell>
          <table:table-cell office:value-type="float" office:value="372204.6" calcext:value-type="float">
            <text:p>372204.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1522" calcext:value-type="float">
            <text:p>8.1522</text:p>
          </table:table-cell>
          <table:table-cell office:value-type="float" office:value="7330.8" calcext:value-type="float">
            <text:p>7330.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1388" calcext:value-type="float">
            <text:p>0.1388</text:p>
          </table:table-cell>
          <table:table-cell office:value-type="float" office:value="382253.8" calcext:value-type="float">
            <text:p>382253.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9072" calcext:value-type="float">
            <text:p>16.9072</text:p>
          </table:table-cell>
          <table:table-cell office:value-type="float" office:value="3541.2" calcext:value-type="float">
            <text:p>3541.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0.1314" calcext:value-type="float">
            <text:p>0.1314</text:p>
          </table:table-cell>
          <table:table-cell office:value-type="float" office:value="471162.6" calcext:value-type="float">
            <text:p>471162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float" office:value="0.164" calcext:value-type="float">
            <text:p>0.164</text:p>
          </table:table-cell>
          <table:table-cell office:value-type="float" office:value="376209.4" calcext:value-type="float">
            <text:p>376209.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0.125" calcext:value-type="float">
            <text:p>0.125</text:p>
          </table:table-cell>
          <table:table-cell office:value-type="float" office:value="480383.6" calcext:value-type="float">
            <text:p>480383.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000" calcext:value-type="float">
            <text:p>60000</text:p>
          </table:table-cell>
          <table:table-cell office:value-type="float" office:value="0.1074" calcext:value-type="float">
            <text:p>0.1074</text:p>
          </table:table-cell>
          <table:table-cell office:value-type="float" office:value="560128.2" calcext:value-type="float">
            <text:p>560128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5:18:43.343086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4:01:59.972161797</meta:creation-date>
    <meta:generator>LibreOffice/5.1.4.2$Linux_X86_64 LibreOffice_project/10m0$Build-2</meta:generator>
    <dc:date>2016-10-31T15:24:56.826077479</dc:date>
    <meta:editing-duration>PT19M27S</meta:editing-duration>
    <meta:editing-cycles>3</meta:editing-cycles>
    <meta:document-statistic meta:table-count="1" meta:cell-count="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8.997cm" xlink:href=".." xlink:type="simple" chart:class="chart:line" chart:style-name="ch1">
        <chart:title svg:x="7.224cm" svg:y="0.335cm" chart:style-name="ch2">
          <text:p>Table 1</text:p>
        </chart:title>
        <chart:subtitle svg:x="6.3cm" svg:y="1.3cm" chart:style-name="ch3">
          <text:p>Data Unit size: 500</text:p>
        </chart:subtitle>
        <chart:plot-area chart:style-name="ch4" table:cell-range-address="Sheet1.A3:Sheet1.B12" chart:data-source-has-labels="column" svg:x="1.313cm" svg:y="2.152cm" svg:width="14.354cm" svg:height="5.702cm">
          <chartooo:coordinate-region svg:x="1.758cm" svg:y="2.347cm" svg:width="13.519cm" svg:height="4.868cm"/>
          <chart:axis chart:dimension="x" chart:name="primary-x" chart:style-name="ch5" chartooo:axis-type="auto">
            <chartooo:date-scale/>
            <chart:title svg:x="7.509cm" svg:y="8.036cm" chart:style-name="ch6">
              <text:p>Error probability (%)</text:p>
            </chart:title>
            <chart:categories table:cell-range-address="Sheet1.A3:Sheet1.A12"/>
          </chart:axis>
          <chart:axis chart:dimension="y" chart:name="primary-y" chart:style-name="ch5">
            <chart:title svg:x="0.451cm" svg:y="6.348cm" chart:style-name="ch7">
              <text:p>Transfer time (ms)</text:p>
            </chart:title>
            <chart:grid chart:style-name="ch8" chart:class="major"/>
          </chart:axis>
          <chart:series chart:style-name="ch9" chart:values-cell-range-address="Sheet1.B3:Sheet1.B1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12</svg:desc>
                </draw:g>
              </table:table-cell>
              <table:table-cell office:value-type="float" office:value="1.8588">
                <text:p>1.8588</text:p>
                <draw:g>
                  <svg:desc>Sheet1.B3:Sheet1.B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414">
                <text:p>2.04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388">
                <text:p>2.13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2064">
                <text:p>3.20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3928">
                <text:p>4.39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747">
                <text:p>5.7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1522">
                <text:p>8.15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.9072">
                <text:p>16.9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8.997cm" xlink:href=".." xlink:type="simple" chart:class="chart:line" chart:style-name="ch1">
        <chart:title svg:x="7.187cm" svg:y="0.315cm" chart:style-name="ch2">
          <text:p>Table 2</text:p>
        </chart:title>
        <chart:subtitle svg:x="6.3cm" svg:y="1.3cm" chart:style-name="ch3">
          <text:p>Data Unit size: 500</text:p>
        </chart:subtitle>
        <chart:plot-area chart:style-name="ch4" table:cell-range-address="Sheet1.A3:Sheet1.A12 Sheet1.C3:Sheet1.C12" chart:data-source-has-labels="column" svg:x="1.313cm" svg:y="2.152cm" svg:width="14.354cm" svg:height="5.702cm">
          <chartooo:coordinate-region svg:x="2.534cm" svg:y="2.347cm" svg:width="12.937cm" svg:height="4.868cm"/>
          <chart:axis chart:dimension="x" chart:name="primary-x" chart:style-name="ch5" chartooo:axis-type="auto">
            <chartooo:date-scale/>
            <chart:title svg:x="7.004cm" svg:y="8.034cm" chart:style-name="ch6">
              <text:p>Error Probability (%)</text:p>
            </chart:title>
            <chart:categories table:cell-range-address="Sheet1.A3:Sheet1.A12"/>
          </chart:axis>
          <chart:axis chart:dimension="y" chart:name="primary-y" chart:style-name="ch5">
            <chart:title svg:x="0.451cm" svg:y="6.26cm" chart:style-name="ch7">
              <text:p>Data Rate (KB/s)</text:p>
            </chart:title>
            <chart:grid chart:style-name="ch8" chart:class="major"/>
          </chart:axis>
          <chart:series chart:style-name="ch9" chart:values-cell-range-address="Sheet1.C3:Sheet1.C1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12</svg:desc>
                </draw:g>
              </table:table-cell>
              <table:table-cell office:value-type="float" office:value="32198.2">
                <text:p>32198.2</text:p>
                <draw:g>
                  <svg:desc>Sheet1.C3:Sheet1.C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228.6">
                <text:p>30228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82.8">
                <text:p>27982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442.2">
                <text:p>21442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663.4">
                <text:p>18663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021.6">
                <text:p>16021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613.4">
                <text:p>13613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409.2">
                <text:p>10409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330.8">
                <text:p>7330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541.2">
                <text:p>354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94cm" svg:y="0.316cm" chart:style-name="ch2">
          <text:p>Table 3</text:p>
        </chart:title>
        <chart:subtitle svg:x="6.192cm" svg:y="1.302cm" chart:style-name="ch3">
          <text:p>Error probability: 0%</text:p>
        </chart:subtitle>
        <chart:plot-area chart:style-name="ch4" table:cell-range-address="Sheet1.E3:Sheet1.F16" chart:data-source-has-labels="column" svg:x="1.314cm" svg:y="2.155cm" svg:width="14.366cm" svg:height="5.701cm">
          <chartooo:coordinate-region svg:x="2.059cm" svg:y="2.35cm" svg:width="13.621cm" svg:height="4.867cm"/>
          <chart:axis chart:dimension="x" chart:name="primary-x" chart:style-name="ch5" chartooo:axis-type="auto">
            <chartooo:date-scale/>
            <chart:title svg:x="6.879cm" svg:y="8.037cm" chart:style-name="ch6">
              <text:p>Data Unit Size (Bytes)</text:p>
            </chart:title>
            <chart:categories table:cell-range-address="Sheet1.E3:Sheet1.E16"/>
          </chart:axis>
          <chart:axis chart:dimension="y" chart:name="primary-y" chart:style-name="ch5">
            <chart:title svg:x="0.451cm" svg:y="6.35cm" chart:style-name="ch7">
              <text:p>Transfer time (ms)</text:p>
            </chart:title>
            <chart:grid chart:style-name="ch8" chart:class="major"/>
          </chart:axis>
          <chart:series chart:style-name="ch9" chart:values-cell-range-address="Sheet1.F3:Sheet1.F16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E3:Sheet1.E16</svg:desc>
                </draw:g>
              </table:table-cell>
              <table:table-cell office:value-type="float" office:value="3.61">
                <text:p>3.61</text:p>
                <draw:g>
                  <svg:desc>Sheet1.F3:Sheet1.F1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8588">
                <text:p>1.85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354">
                <text:p>0.93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798">
                <text:p>0.379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954">
                <text:p>0.295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626">
                <text:p>0.162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388">
                <text:p>0.138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3cm" xlink:href=".." xlink:type="simple" chart:class="chart:line" chart:style-name="ch1">
        <chart:title svg:x="7.199cm" svg:y="0.316cm" chart:style-name="ch2">
          <text:p>Table 4</text:p>
        </chart:title>
        <chart:subtitle svg:x="6.197cm" svg:y="1.302cm" chart:style-name="ch3">
          <text:p>Error probability: 0%</text:p>
        </chart:subtitle>
        <chart:plot-area chart:style-name="ch4" table:cell-range-address="Sheet1.E3:Sheet1.E15 Sheet1.G3:Sheet1.G15" chart:data-source-has-labels="column" svg:x="1.314cm" svg:y="2.155cm" svg:width="14.377cm" svg:height="5.714cm">
          <chartooo:coordinate-region svg:x="2.729cm" svg:y="2.35cm" svg:width="12.475cm" svg:height="4.88cm"/>
          <chart:axis chart:dimension="x" chart:name="primary-x" chart:style-name="ch5" chartooo:axis-type="auto">
            <chartooo:date-scale/>
            <chart:title svg:x="6.884cm" svg:y="8.05cm" chart:style-name="ch6">
              <text:p>Data Unit Size (Bytes)</text:p>
            </chart:title>
            <chart:categories table:cell-range-address="Sheet1.E3:Sheet1.E15"/>
          </chart:axis>
          <chart:axis chart:dimension="y" chart:name="primary-y" chart:style-name="ch5">
            <chart:title svg:x="0.451cm" svg:y="6.269cm" chart:style-name="ch7">
              <text:p>Data Rate (KB/s)</text:p>
            </chart:title>
            <chart:grid chart:style-name="ch8" chart:class="major"/>
          </chart:axis>
          <chart:series chart:style-name="ch9" chart:values-cell-range-address="Sheet1.G3:Sheet1.G15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E3:Sheet1.E15</svg:desc>
                </draw:g>
              </table:table-cell>
              <table:table-cell office:value-type="float" office:value="16576.4">
                <text:p>16576.4</text:p>
                <draw:g>
                  <svg:desc>Sheet1.G3:Sheet1.G15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198.2">
                <text:p>32198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947.8">
                <text:p>63947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0416.8">
                <text:p>120416.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1360.8">
                <text:p>161360.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4321.2">
                <text:p>204321.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8648">
                <text:p>2286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2204.6">
                <text:p>372204.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82253.8">
                <text:p>382253.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71162.6">
                <text:p>471162.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76209.4">
                <text:p>376209.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80383.6">
                <text:p>480383.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60128.2">
                <text:p>560128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